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492in"/>
    </style:style>
    <style:style style:name="co2" style:family="table-column">
      <style:table-column-properties fo:break-before="auto" style:column-width="4.1528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1618in"/>
    </style:style>
    <style:style style:name="co7" style:family="table-column">
      <style:table-column-properties fo:break-before="auto" style:column-width="1.0528in"/>
    </style:style>
    <style:style style:name="co8" style:family="table-column">
      <style:table-column-properties fo:break-before="auto" style:column-width="0.8701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C1"/>
    </style:style>
    <style:style style:name="ce4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C1"/>
    </style:style>
    <style:style style:name="ce5" style:family="table-cell" style:parent-style-name="Default" style:data-style-name="N100">
      <style:text-properties fo:font-weight="normal" style:font-weight-asian="normal" style:font-weight-complex="normal"/>
      <style:map style:condition="cell-content()=&quot;x&quot;" style:apply-style-name="Untitled1" style:base-cell-address="Sheet1.C1"/>
    </style:style>
    <style:style style:name="ce6" style:family="table-cell" style:parent-style-name="Default">
      <style:map style:condition="cell-content()=&quot;x&quot;" style:apply-style-name="Untitled1" style:base-cell-address="Sheet1.C1"/>
    </style:style>
    <style:style style:name="ce7" style:family="table-cell" style:parent-style-name="Default" style:data-style-name="N100">
      <style:map style:condition="cell-content()=&quot;x&quot;" style:apply-style-name="Untitled1" style:base-cell-address="Sheet1.C1"/>
    </style:style>
    <style:style style:name="ce8" style:family="table-cell" style:parent-style-name="Default" style:data-style-name="N100">
      <style:map style:condition="cell-content()=&quot;x&quot;" style:apply-style-name="Untitled1" style:base-cell-address="Sheet1.C6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C1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C1"/>
    </style:style>
    <style:style style:name="ce12" style:family="table-cell" style:parent-style-name="Default" style:data-style-name="N100">
      <style:map style:condition="cell-content()=&quot;x&quot;" style:apply-style-name="Untitled1" style:base-cell-address="Sheet1.G8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H1"/>
    </style:style>
    <style:style style:name="ce14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H1"/>
    </style:style>
    <style:style style:name="ce15" style:family="table-cell" style:parent-style-name="Default" style:data-style-name="N100">
      <style:text-properties fo:font-weight="normal" style:font-weight-asian="normal" style:font-weight-complex="normal"/>
      <style:map style:condition="cell-content()=&quot;x&quot;" style:apply-style-name="Untitled1" style:base-cell-address="Sheet1.H1"/>
    </style:style>
    <style:style style:name="ce16" style:family="table-cell" style:parent-style-name="Default">
      <style:map style:condition="cell-content()=&quot;x&quot;" style:apply-style-name="Untitled1" style:base-cell-address="Sheet1.H1"/>
    </style:style>
    <style:style style:name="ce17" style:family="table-cell" style:parent-style-name="Default" style:data-style-name="N100">
      <style:map style:condition="cell-content()=&quot;x&quot;" style:apply-style-name="Untitled1" style:base-cell-address="Sheet1.H1"/>
    </style:style>
    <style:style style:name="ce18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H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4" table:default-cell-style-name="ce7"/>
        <table:table-column table:style-name="co5" table:default-cell-style-name="ce17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4" table:number-columns-repeated="1013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Implementation</text:p>
          </table:table-cell>
          <table:covered-table-cell table:number-columns-repeated="2" table:style-name="ce10"/>
          <table:table-cell table:style-name="ce11" office:value-type="string" calcext:value-type="string" table:number-columns-spanned="2" table:number-rows-spanned="1">
            <text:p>Tests</text:p>
          </table:table-cell>
          <table:covered-table-cell table:style-name="ce10"/>
          <table:table-cell table:style-name="ce13" office:value-type="string" calcext:value-type="string" table:number-columns-spanned="2" table:number-rows-spanned="1">
            <text:p>Tested functionality fixed</text:p>
          </table:table-cell>
          <table:covered-table-cell table:style-name="ce18"/>
          <table:table-cell table:style-name="ce1" office:value-type="string" calcext:value-type="string">
            <text:p>Important (Z)</text:p>
          </table:table-cell>
          <table:table-cell table:style-name="ce1" office:value-type="string" calcext:value-type="string">
            <text:p>Locked by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Basic aspects</text:p>
          </table:table-cell>
          <table:table-cell table:style-name="ce4" office:value-type="string" calcext:value-type="string">
            <text:p>Generator</text:p>
          </table:table-cell>
          <table:table-cell table:style-name="ce4" office:value-type="string" calcext:value-type="string">
            <text:p>Data flow</text:p>
          </table:table-cell>
          <table:table-cell table:style-name="ce4" office:value-type="string" calcext:value-type="string">
            <text:p>EX</text:p>
          </table:table-cell>
          <table:table-cell table:style-name="ce4" office:value-type="string" calcext:value-type="string">
            <text:p>TS</text:p>
          </table:table-cell>
          <table:table-cell table:style-name="ce14" office:value-type="string" calcext:value-type="string">
            <text:p>EX</text:p>
          </table:table-cell>
          <table:table-cell table:style-name="ce14" office:value-type="string" calcext:value-type="string">
            <text:p>TS</text:p>
          </table:table-cell>
          <table:table-cell table:style-name="ce1"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sing external libraries e.g. iostream, cstdlib (make a proper hello world using libraries)</text:p>
          </table:table-cell>
          <table:table-cell table:style-name="ce5" table:number-columns-repeated="5"/>
          <table:table-cell table:style-name="ce15" table:number-columns-repeated="2"/>
          <table:table-cell table:style-name="ce2"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trolling generation (to header or to cpp)</text:p>
          </table:table-cell>
          <table:table-cell table:style-name="ce6" table:number-columns-repeated="5"/>
          <table:table-cell table:style-name="ce16" table:number-columns-repeated="2"/>
          <table:table-cell table:style-name="ce1" office:value-type="string" calcext:value-type="string">
            <text:p>X – very much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spac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lass construction/destruction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ass member visibility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keywo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heritance (single/multiple)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irtual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ariable declaration (class)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ariable initialization (class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xceptions throw and try/catch/catch...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eck that the code (inside a try, or a function) <text:s/>throws an exception, and that it is handled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ass member visibility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overloade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atic member access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ointers to classe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new/operator new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initializer lists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atic members (data/functions)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ure virtual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cessing class members an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Using namespac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lass templat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Unsafe cas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dynamic_cast/reinterpret_cast/static_cast/const_cast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onstness of class types (and const member functions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izeof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typedefs</text:p>
          </table:table-cell>
          <table:table-cell table:number-columns-repeated="10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explicit constructors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Operator overloading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eprocessor definitions (define/ifdef)</text:p>
          </table:table-cell>
          <table:table-cell table:number-columns-repeated="102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uto/decltype</text:p>
          </table:table-cell>
          <table:table-cell table:number-columns-repeated="102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ypeid (type of expression)</text:p>
          </table:table-cell>
          <table:table-cell table:number-columns-repeated="102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range based for loop</text:p>
          </table:table-cell>
          <table:table-cell table:number-columns-repeated="102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llow implicit conversions of classes (via single-argument constructors, assignment operator, typecast operator = ) or forbid it</text:p>
          </table:table-cell>
          <table:table-cell table:number-columns-repeated="102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Explicit type casting operato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namespace aliasing</text:p>
          </table:table-cell>
          <table:table-cell table:number-columns-repeated="102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nline member functions</text:p>
          </table:table-cell>
          <table:table-cell table:number-columns-repeated="102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unction parameter default values</text:p>
          </table:table-cell>
          <table:table-cell table:number-columns-repeated="102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otoypes of classes</text:p>
          </table:table-cell>
          <table:table-cell table:number-columns-repeated="102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unction templates</text:p>
          </table:table-cell>
          <table:table-cell table:number-columns-repeated="7"/>
          <table:table-cell office:value-type="string" calcext:value-type="string">
            <text:p>xi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Non-type template arguments (multiply an argument without even knowing if you can multiply it)</text:p>
          </table:table-cell>
          <table:table-cell table:number-columns-repeated="102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name visibility (scopes)</text:p>
          </table:table-cell>
          <table:table-cell table:number-columns-repeated="102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rray initializer</text:p>
          </table:table-cell>
          <table:table-cell table:number-columns-repeated="102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delete/delete[]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operator delete</text:p>
          </table:table-cell>
          <table:table-cell table:number-columns-repeated="102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ember function with template</text:p>
          </table:table-cell>
          <table:table-cell table:number-columns-repeated="102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ember function using class template as a paramet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overloading constructo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onst member functions (can only call const operations on const type)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irtual destructors, not pure!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opy constructor and assignmen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ove consructor and assignment</text:p>
          </table:table-cell>
          <table:table-cell table:number-columns-repeated="102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mplicit members (delete/default keywords)</text:p>
          </table:table-cell>
          <table:table-cell table:number-columns-repeated="102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frien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friend classes</text:p>
          </table:table-cell>
          <table:table-cell table:number-columns-repeated="102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explicit calling function of supertype (with muliple inheritance), also check if this is needed</text:p>
          </table:table-cell>
          <table:table-cell table:number-columns-repeated="102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heck: don't inherit assignment operators, destructor, constructors, friends</text:p>
          </table:table-cell>
          <table:table-cell table:number-columns-repeated="102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typecast operators</text:p>
          </table:table-cell>
          <table:table-cell table:style-name="ce6" table:number-columns-repeated="5"/>
          <table:table-cell table:style-name="ce16" table:number-columns-repeated="2"/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uniform initialization</text:p>
          </table:table-cell>
          <table:table-cell table:number-columns-repeated="102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lass template specialization (template&lt;&gt; class myclass&lt;int&gt;)</text:p>
          </table:table-cell>
          <table:table-cell table:number-columns-repeated="1022"/>
        </table:table-row>
        <table:table-row table:style-name="ro2" table:number-rows-repeated="28">
          <table:table-cell table:number-columns-repeated="2"/>
          <table:table-cell table:style-name="ce6" table:number-columns-repeated="5"/>
          <table:table-cell table:style-name="ce16" table:number-columns-repeated="2"/>
          <table:table-cell table:number-columns-repeated="1015"/>
        </table:table-row>
        <table:table-row table:style-name="ro2" table:number-rows-repeated="104848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9" table:number-columns-repeated="7"/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7"/>
          <table:table-cell table:number-columns-repeated="1015"/>
        </table:table-row>
        <calcext:conditional-formats>
          <calcext:conditional-format calcext:target-range-address="Sheet1.E1:Sheet1.F1048573 Sheet1.C1:Sheet1.D5 Sheet1.C7:Sheet1.D1048573 Sheet1.G1:Sheet1.G7 Sheet1.G9:Sheet1.G1048573">
            <calcext:condition calcext:apply-style-name="Untitled1" calcext:value="=&quot;x&quot;" calcext:base-cell-address="Sheet1.C1"/>
          </calcext:conditional-format>
          <calcext:conditional-format calcext:target-range-address="Sheet1.C6:Sheet1.D6">
            <calcext:condition calcext:apply-style-name="Untitled1" calcext:value="=&quot;x&quot;" calcext:base-cell-address="Sheet1.C6"/>
          </calcext:conditional-format>
          <calcext:conditional-format calcext:target-range-address="Sheet1.H1:Sheet1.I1048573">
            <calcext:condition calcext:apply-style-name="Untitled1" calcext:value="=&quot;x&quot;" calcext:base-cell-address="Sheet1.H1"/>
          </calcext:conditional-format>
          <calcext:conditional-format calcext:target-range-address="Sheet1.G8:Sheet1.G8">
            <calcext:condition calcext:apply-style-name="Untitled1" calcext:value="=&quot;x&quot;" calcext:base-cell-address="Sheet1.G8"/>
          </calcext:conditional-format>
        </calcext:conditional-formats>
      </table:table>
      <table:named-expressions/>
      <table:database-ranges>
        <table:database-range table:name="__Anonymous_Sheet_DB__0" table:target-range-address="Sheet1.B40:Sheet1.B10485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Grey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 style:data-style-name="N2" text:time-value="14:22:09.017710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07:17.768901913</meta:creation-date>
    <dc:date>2014-10-30T14:35:50.802263642</dc:date>
    <meta:editing-duration>PT14H36M28S</meta:editing-duration>
    <meta:editing-cycles>30</meta:editing-cycles>
    <meta:generator>LibreOffice/4.2.6.3$Linux_X86_64 LibreOffice_project/420m0$Build-3</meta:generator>
    <meta:document-statistic meta:table-count="1" meta:cell-count="193" meta:object-count="0"/>
  </office:meta>
</office:document-meta>
</file>